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2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4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style:font-size-asian="10pt" style:font-size-complex="10pt"/>
    </style:style>
    <style:style style:name="T10" style:family="text">
      <style:text-properties fo:color="#666666" loext:opacity="100%" officeooo:rsid="00026bc3"/>
    </style:style>
    <style:style style:name="T11" style:family="text">
      <style:text-properties fo:color="#666666" loext:opacity="100%" officeooo:rsid="00043581"/>
    </style:style>
    <style:style style:name="T12" style:family="text">
      <style:text-properties fo:color="#666666" loext:opacity="100%" style:font-name="Georgia" fo:font-weight="normal" style:font-weight-asian="normal" style:font-weight-complex="normal"/>
    </style:style>
    <style:style style:name="T13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5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16" style:family="text">
      <style:text-properties fo:color="#666666" loext:opacity="100%" officeooo:rsid="000ce2b4"/>
    </style:style>
    <style:style style:name="T17" style:family="text">
      <style:text-properties fo:color="#666666" loext:opacity="100%" officeooo:rsid="00027eae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027eae" style:font-weight-asian="normal" style:font-weight-complex="normal"/>
    </style:style>
    <style:style style:name="T20" style:family="text">
      <style:text-properties fo:color="#000000" loext:opacity="100%" fo:font-weight="normal" officeooo:rsid="0007ef1a" style:font-weight-asian="normal" style:font-weight-complex="normal"/>
    </style:style>
    <style:style style:name="T21" style:family="text">
      <style:text-properties fo:color="#000000" loext:opacity="100%" fo:font-weight="normal" officeooo:rsid="0009b6cc" style:font-weight-asian="normal" style:font-weight-complex="normal"/>
    </style:style>
    <style:style style:name="T22" style:family="text">
      <style:text-properties fo:color="#000000" loext:opacity="100%" fo:font-weight="normal" officeooo:rsid="000ce2b4" style:font-weight-asian="normal" style:font-weight-complex="normal"/>
    </style:style>
    <style:style style:name="T23" style:family="text">
      <style:text-properties fo:color="#000000" loext:opacity="100%" fo:font-weight="normal" officeooo:rsid="0010362f" style:font-weight-asian="normal" style:font-weight-complex="normal"/>
    </style:style>
    <style:style style:name="T24" style:family="text">
      <style:text-properties fo:color="#000000" loext:opacity="100%" fo:font-weight="normal" officeooo:rsid="001080e0" style:font-weight-asian="normal" style:font-weight-complex="normal"/>
    </style:style>
    <style:style style:name="T25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6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27eae" style:font-weight-asian="bold" style:font-weight-complex="bold"/>
    </style:style>
    <style:style style:name="T31" style:family="text">
      <style:text-properties fo:font-weight="bold" officeooo:rsid="0004b79c" style:font-weight-asian="bold" style:font-weight-complex="bold"/>
    </style:style>
    <style:style style:name="T32" style:family="text">
      <style:text-properties fo:font-weight="bold" officeooo:rsid="0006315a" style:font-weight-asian="bold" style:font-weight-complex="bold"/>
    </style:style>
    <style:style style:name="T33" style:family="text">
      <style:text-properties fo:font-weight="bold" officeooo:rsid="0006d7b1" style:font-weight-asian="bold" style:font-weight-complex="bold"/>
    </style:style>
    <style:style style:name="T34" style:family="text">
      <style:text-properties fo:font-weight="bold" officeooo:rsid="000ce2b4" style:font-weight-asian="bold" style:font-weight-complex="bold"/>
    </style:style>
    <style:style style:name="T35" style:family="text">
      <style:text-properties officeooo:rsid="00027eae"/>
    </style:style>
    <style:style style:name="T36" style:family="text">
      <style:text-properties officeooo:rsid="0004b79c"/>
    </style:style>
    <style:style style:name="T37" style:family="text">
      <style:text-properties officeooo:rsid="0005b828"/>
    </style:style>
    <style:style style:name="T38" style:family="text">
      <style:text-properties style:font-name="Georgia"/>
    </style:style>
    <style:style style:name="T39" style:family="text">
      <style:text-properties style:font-name="Georgia" fo:font-size="12pt" style:font-size-asian="12pt" style:font-size-complex="12pt"/>
    </style:style>
    <style:style style:name="T40" style:family="text">
      <style:text-properties officeooo:rsid="0006d7b1"/>
    </style:style>
    <style:style style:name="T41" style:family="text">
      <style:text-properties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43" style:family="text">
      <style:text-properties officeooo:rsid="000ce2b4"/>
    </style:style>
    <style:style style:name="T44" style:family="text">
      <style:text-properties officeooo:rsid="000d385f"/>
    </style:style>
    <style:style style:name="T4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ANIEL SCANU</text:p>
      <text:p text:style-name="P1"><text:span text:style-name="T5">Software Engineer &amp; </text:span><text:span text:style-name="T2">Web Developer | </text:span><text:a xlink:type="simple" xlink:href="mailto:danielkeq@gmail.com?subject=Resume%20Interest" text:style-name="Internet_20_link" text:visited-style-name="Visited_20_Internet_20_Link"><text:span text:style-name="T41">daniel</text:span><text:span text:style-name="T42">keq</text:span><text:span text:style-name="T41">@</text:span><text:span text:style-name="T42">gmail</text:span><text:span text:style-name="T41">.</text:span><text:span text:style-name="T42">com</text:span></text:a><text:span text:style-name="T2">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20"/>
      <text:p text:style-name="P25">Skills</text:p>
      <text:p text:style-name="P21"><text:span text:style-name="T1">Languages:<text:tab/></text:span><text:tab/><text:span text:style-name="T18">Python, JavaScript, TypeScript, Rust, Java, C, </text:span><text:span text:style-name="T20">C++, </text:span><text:span text:style-name="T18">SASS, CSS, HTML, SQL</text:span></text:p>
      <text:p text:style-name="P21"><text:span text:style-name="T1">Technologies:<text:tab/></text:span><text:tab/><text:span text:style-name="T18">Vue, React, NodeJS, Vite, Express, Rocket, MongoDB, </text:span><text:span text:style-name="T20">GraphQL, NextJS, </text:span><text:span text:style-name="T19">Astro</text:span><text:span text:style-name="T18">, Flask, Git, <text:tab/><text:tab/><text:tab/></text:span><text:span text:style-name="T21">Linux, </text:span><text:span text:style-name="T18">Shell, </text:span><text:span text:style-name="T22">Svelte, Strapi, Zustand</text:span><text:span text:style-name="T23">, Tailwind </text:span><text:span text:style-name="T24">CSS</text:span></text:p>
      <text:p text:style-name="P16"/>
      <text:p text:style-name="P26">Professional Experience</text:p>
      <text:p text:style-name="P4"><text:span text:style-name="T16">Senior Front</text:span><text:span text:style-name="T1"> </text:span><text:span text:style-name="T16">End </text:span><text:span text:style-name="T1">Developer – </text:span><text:span text:style-name="T16">Dev</text:span><text:span text:style-name="T17">e</text:span><text:span text:style-name="T16">loper</text:span><text:span text:style-name="T17"> team</text:span><text:span text:style-name="T35"><text:tab/><text:tab/><text:tab/><text:tab/> <text:s text:c="13"/></text:span><text:span text:style-name="T16">San Francisco</text:span><text:span text:style-name="T11">, </text:span><text:span text:style-name="T16">USA (remote)</text:span></text:p>
      <text:p text:style-name="P22"><text:span text:style-name="T28">ContinuumLab</text:span><text:span text:style-name="T25"><text:tab/><text:tab/><text:tab/><text:tab/><text:tab/><text:tab/><text:tab/><text:tab/> <text:s text:c="21"/></text:span><text:span text:style-name="T14">Nov</text:span><text:span text:style-name="T26"> </text:span><text:span text:style-name="T14">2022 - Current</text:span></text:p>
      <text:p text:style-name="P29"><text:span text:style-name="T43">V</text:span>enture firm focused on startup innovation, incubation, and investment</text:p>
      <text:p text:style-name="P4">• <text:span text:style-name="T43">Develop &amp; architect web interface for</text:span><text:span text:style-name="T34"> social media platform</text:span></text:p>
      <text:p text:style-name="P4">• <text:span text:style-name="T43">Set up back-end communication with </text:span><text:span text:style-name="T34">Strapi CMS using GraphQL</text:span></text:p>
      <text:p text:style-name="P4">• <text:span text:style-name="T43">Display </text:span><text:span text:style-name="T34">real-time data with SSE and WebSockets</text:span></text:p>
      <text:p text:style-name="P5">• <text:span text:style-name="T36">Integration with </text:span><text:span text:style-name="T34">auth providers </text:span><text:span text:style-name="T43">such as Keycloak</text:span></text:p>
      <text:p text:style-name="P5">• <text:span text:style-name="T34">Lead developer team with success</text:span></text:p>
      <text:p text:style-name="P11"/>
      <text:p text:style-name="P2"><text:span text:style-name="T1">Full Stack Developer – </text:span><text:span text:style-name="T17">Back office team</text:span><text:span text:style-name="T35"><text:tab/><text:tab/><text:tab/><text:tab/><text:tab/><text:tab/> <text:s text:c="3"/><text:tab/> </text:span><text:span text:style-name="T11">Trondheim, Norway</text:span></text:p>
      <text:p text:style-name="P17"><text:span text:style-name="T45">Way AS<text:tab/></text:span><text:tab/><text:tab/><text:tab/><text:tab/><text:tab/><text:tab/><text:tab/><text:tab/><text:tab/> <text:s text:c="2"/><text:tab/> <text:span text:style-name="T4">Aug 2022 – </text:span><text:span text:style-name="T8">Jun 2023</text:span></text:p>
      <text:p text:style-name="P30">Simulator-based driving school</text:p>
      <text:p text:style-name="P2">• <text:span text:style-name="T36">Handle users’ data with </text:span><text:span text:style-name="T31">real-time GraphQL queries &amp; mutations</text:span></text:p>
      <text:p text:style-name="P2">• <text:span text:style-name="T36">Architect </text:span><text:span text:style-name="T43">and</text:span><text:span text:style-name="T36"> build </text:span><text:span text:style-name="T31">booking &amp; payment infrastructure</text:span><text:span text:style-name="T36"> with custom interface</text:span></text:p>
      <text:p text:style-name="P2">• <text:span text:style-name="T36">Develop </text:span><text:span text:style-name="T31">front-end interface</text:span><text:span text:style-name="T36"> from Figma design sketches &amp; design system</text:span></text:p>
      <text:p text:style-name="P2">• <text:span text:style-name="T36">Create </text:span><text:span text:style-name="T31">cross-platform mobile student app</text:span><text:span text:style-name="T36"> to automatically handle bookings &amp; payments</text:span></text:p>
      <text:p text:style-name="P6">• <text:span text:style-name="T40">Set up </text:span><text:span text:style-name="T33">administration pipelines</text:span><text:span text:style-name="T40"> to handle automatic app versioning and building</text:span></text:p>
      <text:p text:style-name="P3">• <text:span text:style-name="T36">Integration with </text:span><text:span text:style-name="T31">payment providers</text:span><text:span text:style-name="T36">, </text:span><text:span text:style-name="T31">Google Firebase</text:span><text:span text:style-name="T36"> and </text:span><text:span text:style-name="T31">Google Cloud</text:span><text:span text:style-name="T36"> platforms</text:span></text:p>
      <text:p text:style-name="P7">• <text:span text:style-name="T32">Helped company business growth</text:span></text:p>
      <text:p text:style-name="P10"/>
      <text:p text:style-name="P23"><text:span text:style-name="T15">Software engineer – Python tutor<text:tab/></text:span><text:span text:style-name="T27"><text:tab/><text:tab/><text:tab/><text:tab/><text:tab/> <text:s text:c="12"/><text:tab/> <text:s text:c="12"/></text:span><text:span text:style-name="T15"><text:s/>Worldwide (Remote)</text:span></text:p>
      <text:p text:style-name="P17"><text:span text:style-name="T45">Freelancer</text:span><text:tab/><text:tab/><text:tab/><text:tab/><text:tab/><text:tab/><text:tab/><text:tab/><text:tab/> <text:s text:c="12"/><text:tab/> <text:s text:c="2"/><text:span text:style-name="T3">J</text:span><text:span text:style-name="T7">an</text:span><text:span text:style-name="T2"> 20</text:span><text:span text:style-name="T7">18</text:span><text:span text:style-name="T2"> – </text:span><text:span text:style-name="T3">Current</text:span></text:p>
      <text:p text:style-name="P32"><text:span text:style-name="T35">Programmer</text:span> and private tutor</text:p>
      <text:p text:style-name="P2">• <text:span text:style-name="T35">Work for </text:span><text:span text:style-name="T30">hundreds of private customers</text:span><text:span text:style-name="T35"> all over the world</text:span></text:p>
      <text:p text:style-name="P2">• <text:span text:style-name="T35">Advanced </text:span><text:span text:style-name="T30">tutoring sessions</text:span><text:span text:style-name="T35"> about Python and general computer science concepts</text:span></text:p>
      <text:p text:style-name="P3">• <text:span text:style-name="T30">Hundreds of 5-star reviews</text:span></text:p>
      <text:p text:style-name="P13"/>
      <text:p text:style-name="P12"><text:span text:style-name="T1">Full Stack Developer – Developer team</text:span><text:tab/><text:tab/><text:tab/><text:tab/><text:tab/><text:tab/><text:tab/> <text:s text:c="13"/><text:span text:style-name="T10">Italy </text:span><text:span text:style-name="T16">(r</text:span><text:span text:style-name="T10">emote</text:span><text:span text:style-name="T16">)</text:span></text:p>
      <text:p text:style-name="P18"><text:span text:style-name="T45">pianobit s.r.l<text:tab/></text:span><text:tab/><text:tab/><text:tab/><text:tab/><text:tab/><text:tab/><text:tab/><text:tab/> <text:s text:c="12"/><text:span text:style-name="T2">Jun 202</text:span><text:span text:style-name="T7">0</text:span><text:span text:style-name="T2"> - </text:span><text:span text:style-name="T3">Jul</text:span><text:span text:style-name="T2"> 202</text:span><text:span text:style-name="T3">2</text:span></text:p>
      <text:p text:style-name="P31">NodeJS Full Stack web application development – SaaS company</text:p>
      <text:p text:style-name="P8">• Built <text:span text:style-name="T29">back-end microservices architecture</text:span> <text:span text:style-name="T36">with custom authentication </text:span><text:span text:style-name="T44">system </text:span><text:span text:style-name="T36">and cryptography </text:span><text:span text:style-name="T44">solutions</text:span></text:p>
      <text:p text:style-name="P8">• Led project to develop <text:span text:style-name="T29">front-end</text:span> interface with Vue and Vuex <text:span text:style-name="T36">for file sharing</text:span></text:p>
      <text:p text:style-name="P8">• Contributed to <text:span text:style-name="T29">real-time</text:span> trading application, <text:span text:style-name="T36">handling socket connections and real time feeds</text:span></text:p>
      <text:p text:style-name="P9">• <text:span text:style-name="T30">Result in</text:span><text:span text:style-name="T35"> </text:span><text:span text:style-name="T30">100% satisfaction from customer</text:span></text:p>
      <text:p text:style-name="P15"/>
      <text:p text:style-name="P27">Projects</text:p>
      <text:p text:style-name="P19"><text:span text:style-name="T39">Freelancer website <text:s text:c="3"/></text:span><text:span text:style-name="T38"><text:s text:c="9"/><text:tab/><text:tab/><text:tab/></text:span><text:span text:style-name="T12"><text:tab/><text:tab/><text:tab/><text:tab/><text:tab/> <text:s text:c="16"/></text:span><text:a xlink:type="simple" xlink:href="https://ddaniel.dev/" text:style-name="Internet_20_link" text:visited-style-name="Visited_20_Internet_20_Link"><text:span text:style-name="T13">ddaniel.dev</text:span></text:a></text:p>
      <text:p text:style-name="P33">My freelancing website to reach out to new clients</text:p>
      <text:p text:style-name="P2">• <text:span text:style-name="T37">Astro, SASS, Express</text:span></text:p>
      <text:p text:style-name="P19"><text:span text:style-name="T39">Personal portfolio<text:tab/></text:span><text:span text:style-name="T38"><text:tab/><text:tab/><text:tab/><text:tab/><text:tab/><text:tab/> <text:s text:c="2"/><text:tab/> <text:s text:c="8"/></text:span><text:a xlink:type="simple" xlink:href="https://myphz.github.io/Myphz" text:style-name="Internet_20_link" text:visited-style-name="Visited_20_Internet_20_Link"><text:span text:style-name="T12">myphz.github.io/Myphz</text:span></text:a></text:p>
      <text:p text:style-name="P33">My personal website, to showcase my skills and projects</text:p>
      <text:p text:style-name="P2">• React + Typescript, Rust + Rocket, SASS</text:p>
      <text:p text:style-name="P19"><text:span text:style-name="T39">wwwallet<text:tab/></text:span><text:span text:style-name="T38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2">wwwallet.app</text:span></text:a></text:p>
      <text:p text:style-name="P33">Cryptocurrency trading &amp; investments tracking web and mobile app, updated real-time</text:p>
      <text:p text:style-name="P2">• Vue + Pinia, Express, MongoDB, SASS</text:p>
      <text:p text:style-name="P19"><text:span text:style-name="T39">Sort Visualizer</text:span><text:span text:style-name="T38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2">sortvisualizer.com</text:span></text:a></text:p>
      <text:p text:style-name="P33">Web application to display and animate 15+ sorting algorithms</text:p>
      <text:p text:style-name="P2">• Vanilla JavaScript, Flask, CSS</text:p>
      <text:p text:style-name="P2"/>
      <text:p text:style-name="P28">Education</text:p>
      <text:p text:style-name="P14">ITIS Cuneo Delpozzo – Computer Science and Telecommunications<text:tab/><text:tab/><text:tab/><text:tab/> <text:s text:c="14"/><text:span text:style-name="T9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6-24T11:19:44.462707444</dc:date>
    <meta:editing-duration>PT1H21M41S</meta:editing-duration>
    <meta:editing-cycles>18</meta:editing-cycles>
    <meta:generator>LibreOffice/7.5.4.2$Linux_X86_64 LibreOffice_project/50$Build-2</meta:generator>
    <meta:document-statistic meta:table-count="0" meta:image-count="0" meta:object-count="0" meta:page-count="1" meta:paragraph-count="52" meta:word-count="393" meta:character-count="3034" meta:non-whitespace-character-count="2362"/>
  </office:meta>
</office:document-meta>
</file>